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line-height="200%"/>
    </style:style>
    <style:style style:name="P2" style:family="paragraph" style:parent-style-name="List_20_Paragraph" style:list-style-name="WWNum1" style:master-page-name="Standard">
      <style:paragraph-properties fo:line-height="200%" style:page-number="auto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87745833811155178" text:style-name="WWNum1">
        <text:list-item>
          <text:p text:style-name="P2"><text:span text:style-name="T1">Write the interface Printable with the print() method. Write classes Employee &amp; Circle those implement Printable interface. Demonstrate the functionality of printing the objects using printAll() method.</text:span><text:span text:style-name="T2">(done)</text:span></text:p>
        </text:list-item>
        <text:list-item>
          <text:p text:style-name="P1"><text:span text:style-name="T1">Write a sortable interface</text:span><text:bookmark text:name="Bookmark"/><text:span text:style-name="T1">. Add the classes Employee &amp; Circle those implement Sortable interface. Demonstrate the functionality of sorting the objects using sortAll() method.</text:span></text:p>
        </text:list-item>
        <text:list-item>
          <text:p text:style-name="P1"><text:span text:style-name="T1">Write a program to create shallow copy &amp; deep copy of a user defined Employee object which has a field called date_of_birth. Use Cloneable interface &amp; clone() method.</text:span></text:p>
        </text:list-item>
        <text:list-item>
          <text:p text:style-name="P1"><text:span text:style-name="T1">Write a class Person having the fields name, height_in_inches, &amp; weight. Sort multiple Person objects using different criteria like name based sorting, height based sorting &amp; weight based sorting. Use comparable &amp; comparator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and Kulkarni</meta:initial-creator>
    <dc:creator>Manan  Jain </dc:creator>
    <meta:editing-cycles>10</meta:editing-cycles>
    <meta:creation-date>2016-10-18T07:26:00</meta:creation-date>
    <dc:date>2025-03-27T14:29:52.97</dc:date>
    <meta:editing-duration>PT13S</meta:editing-duration>
    <meta:generator>OpenOffice/4.1.15$Win32 OpenOffice.org_project/4115m2$Build-9813</meta:generator>
    <meta:document-statistic meta:table-count="0" meta:image-count="0" meta:object-count="0" meta:page-count="1" meta:paragraph-count="4" meta:word-count="116" meta:character-count="78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